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Certainly! Here's a revised version of your original proposal with the additional clarifications and updates incorporated:</text:p>
      <text:p text:style-name="Horizontal_20_Line"/>
      <text:h text:style-name="Heading_20_3" text:outline-level="3">Description of Dust Collection System</text:h>
      <text:list text:style-name="L1">
        <text:list-item>
          <text:p text:style-name="P1"><text:span text:style-name="Strong_20_Emphasis">System Overview:</text:span> The dust collection system consists of:</text:p>
          <text:list>
            <text:list-item>
              <text:p text:style-name="P2">A <text:span text:style-name="Strong_20_Emphasis">Blower</text:span> to move air containing dust. </text:p>
            </text:list-item>
            <text:list-item>
              <text:p text:style-name="P2">A <text:span text:style-name="Strong_20_Emphasis">Cyclone Separator</text:span> to remove heavier material into a bin. </text:p>
            </text:list-item>
            <text:list-item>
              <text:p text:style-name="P2">A <text:span text:style-name="Strong_20_Emphasis">Filter</text:span> to remove fine dust from the air before recycling it back into the room. </text:p>
            </text:list-item>
            <text:list-item>
              <text:p text:style-name="P2">A <text:span text:style-name="Strong_20_Emphasis">Duct Network</text:span> to guide air from various machines to the blower. </text:p>
            </text:list-item>
            <text:list-item>
              <text:p text:style-name="P2"><text:span text:style-name="Strong_20_Emphasis">Machines</text:span> connected to the system, each with a corresponding actuator and sensor. </text:p>
            </text:list-item>
          </text:list>
        </text:list-item>
        <text:list-item>
          <text:p text:style-name="P1"><text:span text:style-name="Strong_20_Emphasis">Actuators:</text:span> Each machine has an <text:span text:style-name="Strong_20_Emphasis">Actuator</text:span> (either a LinearActuator or a ServoActuator) to control the blast gate associated with it.</text:p>
          <text:list>
            <text:list-item>
              <text:p text:style-name="P2"><text:span text:style-name="Strong_20_Emphasis">ON:</text:span> Opens the blast gate, allowing air to flow. </text:p>
            </text:list-item>
            <text:list-item>
              <text:p text:style-name="P2"><text:span text:style-name="Strong_20_Emphasis">OFF:</text:span> Closes the blast gate, stopping airflow. </text:p>
            </text:list-item>
            <text:list-item>
              <text:p text:style-name="P2">The type of actuator used can be adjusted as needed, though physical changes to the setup require about an hour of effort. </text:p>
            </text:list-item>
          </text:list>
        </text:list-item>
        <text:list-item>
          <text:p text:style-name="P1"><text:span text:style-name="Strong_20_Emphasis">Sensors:</text:span> Each machine has a <text:span text:style-name="Strong_20_Emphasis">Sensor</text:span> that monitors whether the machine is ON or OFF.</text:p>
          <text:list>
            <text:list-item>
              <text:p text:style-name="P2">Sensors detect the machine’s current draw, updating their state approximately 10 times per second (10 Hz). </text:p>
            </text:list-item>
            <text:list-item>
              <text:p text:style-name="P2">Debouncing is handled at the hardware level to ensure reliable readings. </text:p>
            </text:list-item>
          </text:list>
        </text:list-item>
        <text:list-item>
          <text:p text:style-name="P1"><text:span text:style-name="Strong_20_Emphasis">Manual Controls:</text:span></text:p>
          <text:list>
            <text:list-item>
              <text:p text:style-name="P2">Each gate has a <text:span text:style-name="Strong_20_Emphasis">Manual Mode Toggle Switch</text:span>: </text:p>
              <text:list>
                <text:list-item>
                  <text:p text:style-name="P2"><text:span text:style-name="Strong_20_Emphasis">ON (Manual):</text:span> Overrides the sensor value with input from a separate <text:span text:style-name="Strong_20_Emphasis">ON/OFF switch</text:span> for that gate. </text:p>
                </text:list-item>
                <text:list-item>
                  <text:p text:style-name="P2"><text:span text:style-name="Strong_20_Emphasis">OFF (Auto):</text:span> Uses the actual sensor value to control the actuator. </text:p>
                </text:list-item>
              </text:list>
            </text:list-item>
            <text:list-item>
              <text:p text:style-name="P2">LED Indicators: </text:p>
              <text:list>
                <text:list-item>
                  <text:p text:style-name="P2"><text:span text:style-name="Strong_20_Emphasis">RED:</text:span> Manual mode is active. </text:p>
                </text:list-item>
                <text:list-item>
                  <text:p text:style-name="P2"><text:span text:style-name="Strong_20_Emphasis">GREEN:</text:span> Auto mode is active. </text:p>
                </text:list-item>
              </text:list>
            </text:list-item>
          </text:list>
        </text:list-item>
        <text:list-item>
          <text:p text:style-name="P1"><text:span text:style-name="Strong_20_Emphasis">System Operation:</text:span></text:p>
          <text:list>
            <text:list-item>
              <text:p text:style-name="P2"><text:span text:style-name="Strong_20_Emphasis">When a Machine Turns ON:</text:span> </text:p>
              <text:list>
                <text:list-item>
                  <text:p text:style-name="P2">The corresponding blast gate is opened, and the blower is turned ON via a solid-state relay. </text:p>
                </text:list-item>
              </text:list>
            </text:list-item>
            <text:list-item>
              <text:p text:style-name="P2"><text:span text:style-name="Strong_20_Emphasis">When a Machine Turns OFF:</text:span> </text:p>
              <text:list>
                <text:list-item>
                  <text:p text:style-name="P2">A 30-second timer starts for that gate to flush dust from the duct. </text:p>
                </text:list-item>
                <text:list-item>
                  <text:p text:style-name="P2">If another machine is still ON or has its own timer running, the blower remains ON. </text:p>
                </text:list-item>
                <text:list-item>
                  <text:p text:style-name="P2">When all machines are OFF and their timers have expired, all gates are closed, and the blower is turned OFF. </text:p>
                </text:list-item>
              </text:list>
            </text:list-item>
          </text:list>
        </text:list-item>
        <text:list-item>
          <text:p text:style-name="P1"><text:span text:style-name="Strong_20_Emphasis">Startup Behavior:</text:span></text:p>
          <text:list>
            <text:list-item>
              <text:p text:style-name="P2"><text:soft-page-break/>On startup, the system: </text:p>
              <text:list>
                <text:list-item>
                  <text:p text:style-name="P2">Turns OFF the blower and all actuators. </text:p>
                </text:list-item>
                <text:list-item>
                  <text:p text:style-name="P2">Waits 3 seconds before resuming normal operation. </text:p>
                </text:list-item>
              </text:list>
            </text:list-item>
            <text:list-item>
              <text:p text:style-name="P2">If any machines are already ON during startup, the system treats them as “just turned on” and begins normal operation, including opening gates and starting the blower as needed. </text:p>
            </text:list-item>
          </text:list>
        </text:list-item>
        <text:list-item>
          <text:p text:style-name="P1"><text:span text:style-name="Strong_20_Emphasis">User Notifications:</text:span></text:p>
          <text:list>
            <text:list-item>
              <text:p text:style-name="P2">Simple, brief log messages to STDOUT provide feedback on system state changes (e.g., blower ON/OFF, gates opening/closing). </text:p>
            </text:list-item>
          </text:list>
        </text:list-item>
        <text:list-item>
          <text:p text:style-name="P1"><text:span text:style-name="Strong_20_Emphasis">Timeout Value:</text:span></text:p>
          <text:list>
            <text:list-item>
              <text:p text:style-name="P2">The 30-second timer for flushing dust is a global value. If changes are needed, it can be updated in the code. </text:p>
            </text:list-item>
          </text:list>
        </text:list-item>
        <text:list-item>
          <text:p text:style-name="P1"><text:span text:style-name="Strong_20_Emphasis">System Scale:</text:span></text:p>
          <text:list>
            <text:list-item>
              <text:p text:style-name="P2">The system is designed for up to 5 machines, suitable for a one-man shop. The current machines include: </text:p>
              <text:list>
                <text:list-item>
                  <text:p text:style-name="P2"><text:span text:style-name="Strong_20_Emphasis">Machine1:</text:span> Table saw </text:p>
                </text:list-item>
                <text:list-item>
                  <text:p text:style-name="P2"><text:span text:style-name="Strong_20_Emphasis">Machine2:</text:span> Drill press </text:p>
                </text:list-item>
                <text:list-item>
                  <text:p text:style-name="P2"><text:span text:style-name="Strong_20_Emphasis">Machine3:</text:span> Lathe </text:p>
                </text:list-item>
                <text:list-item>
                  <text:p text:style-name="P1"><text:span text:style-name="Strong_20_Emphasis">Machine4:</text:span> Router </text:p>
                </text:list-item>
              </text:list>
            </text:list-item>
          </text:list>
        </text:list-item>
      </text:list>
      <text:p text:style-name="Horizontal_20_Line"/>
      <text:p text:style-name="Text_20_body">This revised version integrates your answers and preferences, ensuring it reflects the complete and updated system design. Let me know if further refinements are needed!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1T20:20:55.246754464</meta:creation-date>
    <dc:date>2025-01-21T20:21:20.348711793</dc:date>
    <meta:editing-duration>PT25S</meta:editing-duration>
    <meta:editing-cycles>1</meta:editing-cycles>
    <meta:document-statistic meta:table-count="0" meta:image-count="0" meta:object-count="0" meta:page-count="2" meta:paragraph-count="45" meta:word-count="500" meta:character-count="2853" meta:non-whitespace-character-count="2407"/>
    <meta:generator>LibreOffice/24.2.7.2$Linux_X86_64 LibreOffice_project/420$Build-2</meta:generator>
  </office:meta>
</office:document-meta>
</file>